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-0.4215in" text:min-label-width="0.25in" text:list-level-position-and-space-mode="label-alignment">
          <style:list-level-label-alignment text:label-followed-by="listtab" fo:margin-left="-0.171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-0.1715in" text:min-label-width="0.25in" text:list-level-position-and-space-mode="label-alignment">
          <style:list-level-label-alignment text:label-followed-by="listtab" fo:margin-left="0.0784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0784in" text:min-label-width="0.25in" text:list-level-position-and-space-mode="label-alignment">
          <style:list-level-label-alignment text:label-followed-by="listtab" fo:margin-left="1.3284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2" style:parent-style-name="Standard" style:list-style-name="LFO1" style:family="paragraph"/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Standard" style:list-style-name="LFO2" style:family="paragraph"/>
    <style:style style:name="P6" style:parent-style-name="Standard" style:list-style-name="LFO2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Standard" style:list-style-name="LFO3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Standard" style:list-style-name="LFO3" style:family="paragraph"/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list-style-name="LFO3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Standard" style:family="paragraph">
      <style:paragraph-properties fo:margin-left="0.4923in">
        <style:tab-stops/>
      </style:paragraph-properties>
    </style:style>
    <style:style style:name="P17" style:parent-style-name="Standard" style:list-style-name="LFO4" style:family="paragraph">
      <style:paragraph-properties fo:margin-left="0.9451in" fo:text-indent="-0.118in">
        <style:tab-stops/>
      </style:paragraph-properties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list-style-name="LFO4" style:family="paragraph">
      <style:paragraph-properties fo:margin-left="1.4958in" fo:text-indent="-0.7083in">
        <style:tab-stops/>
      </style:paragraph-properties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Standard" style:list-style-name="LFO4" style:family="paragraph">
      <style:paragraph-properties fo:margin-left="1.4958in" fo:text-indent="-0.7083in">
        <style:tab-stops/>
      </style:paragraph-properties>
    </style:style>
    <style:style style:name="P22" style:parent-style-name="Standard" style:list-style-name="LFO4" style:family="paragraph">
      <style:paragraph-properties fo:margin-left="0.9451in" fo:text-indent="-0.1576in">
        <style:tab-stops>
          <style:tab-stop style:type="left" style:position="-0.1562in"/>
        </style:tab-stops>
      </style:paragraph-properties>
    </style:style>
    <style:style style:name="P23" style:parent-style-name="Standard" style:list-style-name="LFO4" style:family="paragraph">
      <style:paragraph-properties fo:margin-left="1.4958in" fo:text-indent="-0.7083in">
        <style:tab-stops/>
      </style:paragraph-properties>
    </style:style>
    <style:style style:name="P24" style:parent-style-name="Standard" style:list-style-name="LFO4" style:family="paragraph">
      <style:paragraph-properties fo:margin-left="1.4958in" fo:text-indent="-0.7083in">
        <style:tab-stops/>
      </style:paragraph-properties>
    </style:style>
    <style:style style:name="P25" style:parent-style-name="Standard" style:list-style-name="LFO1" style:family="paragraph"/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list-style-name="LFO5" style:family="paragraph"/>
    <style:style style:name="P29" style:parent-style-name="Standard" style:list-style-name="LFO5" style:family="paragraph"/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Standard" style:list-style-name="LFO5" style:family="paragraph"/>
    <style:style style:name="P35" style:parent-style-name="Standard" style:list-style-name="LFO5" style:family="paragraph"/>
    <style:style style:name="P36" style:parent-style-name="Standard" style:list-style-name="LFO5" style:family="paragraph"/>
    <style:style style:name="P37" style:parent-style-name="Standard" style:list-style-name="LFO1" style:family="paragraph"/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Standard" style:list-style-name="LFO6" style:family="paragraph"/>
    <style:style style:name="P41" style:parent-style-name="Standard" style:list-style-name="LFO6" style:family="paragraph"/>
    <style:style style:name="T42" style:parent-style-name="Fuentedepárrafopredeter." style:family="text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Standard" style:list-style-name="LFO6" style:family="paragraph"/>
    <style:style style:name="P45" style:parent-style-name="Standard" style:list-style-name="LFO6" style:family="paragraph"/>
    <style:style style:name="P46" style:parent-style-name="Standard" style:list-style-name="LFO1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Standard" style:family="paragraph">
      <style:paragraph-properties fo:margin-left="0.4923in">
        <style:tab-stops/>
      </style:paragraph-properties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Standard" style:family="paragraph">
      <style:paragraph-properties fo:margin-left="0.4923in">
        <style:tab-stops/>
      </style:paragraph-properties>
    </style:style>
    <style:style style:name="P51" style:parent-style-name="Standard" style:family="paragraph">
      <style:paragraph-properties fo:margin-left="0.4923in">
        <style:tab-stops/>
      </style:paragraph-properties>
    </style:style>
    <style:style style:name="P52" style:parent-style-name="Standard" style:family="paragraph">
      <style:paragraph-properties fo:margin-left="0.4923in">
        <style:tab-stops/>
      </style:paragraph-properties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Standard" style:family="paragraph">
      <style:paragraph-properties fo:margin-left="0.4923in">
        <style:tab-stops/>
      </style:paragraph-properties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margin-left="0.4923in">
        <style:tab-stops/>
      </style:paragraph-properties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Standard" style:family="paragraph">
      <style:paragraph-properties fo:margin-left="0.4923in">
        <style:tab-stops/>
      </style:paragraph-properties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Standard" style:family="paragraph">
      <style:paragraph-properties fo:margin-left="0.4923in">
        <style:tab-stops/>
      </style:paragraph-properties>
    </style:style>
    <style:style style:name="P61" style:parent-style-name="Standard" style:family="paragraph">
      <style:paragraph-properties fo:margin-left="0.4923in">
        <style:tab-stops/>
      </style:paragraph-properties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margin-left="0.4923in">
        <style:tab-stops/>
      </style:paragraph-properties>
    </style:style>
    <style:style style:name="P65" style:parent-style-name="Standard" style:family="paragraph">
      <style:paragraph-properties fo:margin-left="0.4923in">
        <style:tab-stops/>
      </style:paragraph-properties>
    </style:style>
    <style:style style:name="P66" style:parent-style-name="Standard" style:family="paragraph">
      <style:paragraph-properties fo:margin-left="0.4923in">
        <style:tab-stops/>
      </style:paragraph-properties>
    </style:style>
    <style:style style:name="P67" style:parent-style-name="Standard" style:family="paragraph">
      <style:paragraph-properties fo:margin-left="0.4923in">
        <style:tab-stops/>
      </style:paragraph-properties>
    </style:style>
    <style:style style:name="P68" style:parent-style-name="Standard" style:family="paragraph">
      <style:paragraph-properties fo:margin-left="0.4923in">
        <style:tab-stops/>
      </style:paragraph-properties>
    </style:style>
    <style:style style:name="P69" style:parent-style-name="Standard" style:family="paragraph">
      <style:paragraph-properties fo:margin-left="0.4923in">
        <style:tab-stops/>
      </style:paragraph-properties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Standard" style:family="paragraph">
      <style:paragraph-properties fo:margin-left="0.4923in">
        <style:tab-stops/>
      </style:paragraph-properties>
    </style:style>
    <style:style style:name="P74" style:parent-style-name="Standard" style:family="paragraph">
      <style:paragraph-properties fo:margin-left="0.984in" fo:text-indent="-0.9055in">
        <style:tab-stops>
          <style:tab-stop style:type="left" style:position="-0.5833in"/>
        </style:tab-stops>
      </style:paragraph-properties>
      <style:text-properties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75" style:parent-style-name="Standard" style:list-style-name="LFO7" style:family="paragraph">
      <style:paragraph-properties fo:margin-left="0.984in" fo:text-indent="-0.9055in">
        <style:tab-stops>
          <style:tab-stop style:type="left" style:position="-0.5833in"/>
        </style:tab-stops>
      </style:paragraph-properties>
      <style:text-properties fo:font-weight="bold" style:font-weight-asian="bold" style:font-weight-complex="bold"/>
    </style:style>
    <style:style style:name="P76" style:parent-style-name="Standard" style:list-style-name="LFO8" style:family="paragraph">
      <style:paragraph-properties fo:margin-left="0.6298in" fo:text-indent="-0.2756in">
        <style:tab-stops/>
      </style:paragraph-properties>
    </style:style>
    <style:style style:name="P77" style:parent-style-name="Standard" style:list-style-name="LFO8" style:family="paragraph">
      <style:paragraph-properties fo:margin-left="0.6298in" fo:text-indent="-0.2756in">
        <style:tab-stops/>
      </style:paragraph-properties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P79" style:parent-style-name="Standard" style:list-style-name="LFO8" style:family="paragraph">
      <style:paragraph-properties fo:margin-left="0.6298in" fo:text-indent="-0.2756in">
        <style:tab-stops/>
      </style:paragraph-properties>
    </style:style>
    <style:style style:name="P80" style:parent-style-name="Standard" style:list-style-name="LFO8" style:family="paragraph">
      <style:paragraph-properties fo:margin-left="0.6298in" fo:text-indent="-0.2756in">
        <style:tab-stops/>
      </style:paragraph-properties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Standard" style:list-style-name="LFO8" style:family="paragraph">
      <style:paragraph-properties fo:margin-left="0.6298in" fo:text-indent="-0.2756in">
        <style:tab-stops/>
      </style:paragraph-properties>
    </style:style>
    <style:style style:name="P84" style:parent-style-name="Standard" style:list-style-name="LFO8" style:family="paragraph">
      <style:paragraph-properties fo:margin-left="0.6298in" fo:text-indent="-0.2756in">
        <style:tab-stops/>
      </style:paragraph-properties>
    </style:style>
    <style:style style:name="P85" style:parent-style-name="Standard" style:family="paragraph">
      <style:paragraph-properties>
        <style:tab-stops>
          <style:tab-stop style:type="left" style:position="-0.5833in"/>
        </style:tab-stops>
      </style:paragraph-properties>
    </style:style>
    <style:style style:name="P86" style:parent-style-name="Standard" style:list-style-name="LFO7" style:family="paragraph">
      <style:paragraph-properties fo:margin-left="0.984in" fo:text-indent="-0.9055in">
        <style:tab-stops>
          <style:tab-stop style:type="left" style:position="-0.5833in"/>
        </style:tab-stops>
      </style:paragraph-properties>
      <style:text-properties fo:font-weight="bold" style:font-weight-asian="bold" style:font-weight-complex="bold"/>
    </style:style>
    <style:style style:name="P87" style:parent-style-name="Standard" style:list-style-name="LFO9" style:family="paragraph">
      <style:paragraph-properties>
        <style:tab-stops>
          <style:tab-stop style:type="left" style:position="-1.1618in"/>
        </style:tab-stops>
      </style:paragraph-properties>
    </style:style>
    <style:style style:name="P88" style:parent-style-name="Standard" style:list-style-name="LFO9" style:family="paragraph">
      <style:paragraph-properties>
        <style:tab-stops>
          <style:tab-stop style:type="left" style:position="-1.1618in"/>
        </style:tab-stops>
      </style:paragraph-properties>
    </style:style>
    <style:style style:name="P89" style:parent-style-name="Standard" style:list-style-name="LFO9" style:family="paragraph">
      <style:paragraph-properties>
        <style:tab-stops>
          <style:tab-stop style:type="left" style:position="-1.1618in"/>
        </style:tab-stops>
      </style:paragraph-properties>
    </style:style>
    <style:style style:name="P90" style:parent-style-name="Standard" style:list-style-name="LFO9" style:family="paragraph">
      <style:paragraph-properties>
        <style:tab-stops>
          <style:tab-stop style:type="left" style:position="-1.1618in"/>
        </style:tab-stops>
      </style:paragraph-properties>
    </style:style>
    <style:style style:name="P91" style:parent-style-name="Standard" style:list-style-name="LFO9" style:family="paragraph">
      <style:paragraph-properties>
        <style:tab-stops>
          <style:tab-stop style:type="left" style:position="-1.1618in"/>
        </style:tab-stops>
      </style:paragraph-properties>
    </style:style>
    <style:style style:name="P92" style:parent-style-name="Standard" style:family="paragraph">
      <style:paragraph-properties fo:margin-left="0.984in" fo:text-indent="-0.9055in">
        <style:tab-stops>
          <style:tab-stop style:type="left" style:position="-0.5833in"/>
        </style:tab-stops>
      </style:paragraph-properties>
    </style:style>
  </office:automatic-styles>
  <office:body>
    <office:text text:use-soft-page-breaks="true">
      <text:p text:style-name="P1">PRÁCTICAS SCRIPTS AVANZADOS: FICHEROS</text:p>
      <text:list text:style-name="LFO1" text:continue-numbering="true">
        <text:list-item>
          <text:p text:style-name="P2"><text:span text:style-name="T3">PARÁMETROS Y FICHEROS:</text:span></text:p>
        </text:list-item>
      </text:list>
      <text:p text:style-name="Standard">SINTAXIS DE EJECUCIÓN<text:s/><text:span text:style-name="T4">nombre.sh [opciones][argumentos]</text:span></text:p>
      <text:list text:style-name="LFO2" text:continue-numbering="true">
        <text:list-item>
          <text:p text:style-name="P5">Sin parámetro muestra el contenido del propio script</text:p>
        </text:list-item>
        <text:list-item>
          <text:p text:style-name="P6"><text:span text:style-name="T7">opciones</text:span><text:s/>es el parámetro1</text:p>
        </text:list-item>
      </text:list>
      <text:list text:style-name="LFO3" text:continue-numbering="true">
        <text:list-item>
          <text:p text:style-name="P8"><text:span text:style-name="T9">-m</text:span><text:s/>comprueba que argumentos siguientes son ficheros y muestra contenido</text:p>
        </text:list-item>
        <text:list-item>
          <text:p text:style-name="P10"><text:span text:style-name="T11">-x</text:span><text:s/>comprueba que los argumentos siguientes son programas ejecutables y<text:s/>los ejecuta</text:p>
        </text:list-item>
        <text:list-item>
          <text:p text:style-name="P12"><text:span text:style-name="T13">-p</text:span><text:s/>muestra propietarios de ficheros que recibe en argumentos</text:p>
        </text:list-item>
      </text:list>
      <text:list text:style-name="LFO1" text:continue-numbering="true">
        <text:list-item>
          <text:p text:style-name="P14"><text:span text:style-name="T15">INFORME DEL ESTADO DEL SISTEMA</text:span></text:p>
        </text:list-item>
      </text:list>
      <text:p text:style-name="P16">Admite los parámetros</text:p>
      <text:list text:style-name="LFO4" text:continue-numbering="true">
        <text:list-item>
          <text:p text:style-name="P17"><text:span text:style-name="T18">-u usuario</text:span><text:s/>para indicar el usuario del que mostrar el sistema. Si no se indica realizará el informe del usuario actual</text:p>
        </text:list-item>
        <text:list-item>
          <text:p text:style-name="P19"><text:span text:style-name="T20">-a</text:span><text:s/>para generar informe de todos los usuarios del sistema.</text:p>
        </text:list-item>
      </text:list>
      <text:p text:style-name="Standard"><text:s text:c="12"/>El informe mostrará</text:p>
      <text:list text:style-name="LFO4" text:continue-numbering="true">
        <text:list-item>
          <text:p text:style-name="P21">Nombre de usuario</text:p>
        </text:list-item>
        <text:list-item>
          <text:p text:style-name="P22">Número de procesos en ejecución, proceso más antiguo del usuario, listado de procesos del usuario</text:p>
        </text:list-item>
        <text:list-item>
          <text:p text:style-name="P23">Número de directorios del usuario y<text:s/>número de ficheros<text:s/>regulares</text:p>
        </text:list-item>
        <text:list-item>
          <text:p text:style-name="P24">Tamaño ocupado en disco por el usuario y porcentaje que este representa sobre el total</text:p>
        </text:list-item>
      </text:list>
      <text:list text:style-name="LFO1" text:continue-numbering="true">
        <text:list-item>
          <text:p text:style-name="P25">SIMULA<text:s/><text:span text:style-name="T26">TREE:<text:s/></text:span>SINTAXIS DE EJECUCIÓN:<text:s/><text:span text:style-name="T27">tree.sh [opción] directorio</text:span></text:p>
        </text:list-item>
      </text:list>
      <text:list text:style-name="LFO5" text:continue-numbering="true">
        <text:list-item>
          <text:p text:style-name="P28">Muestra por pantalla el árbol de subdirectorios del directorio pasado</text:p>
        </text:list-item>
        <text:list-item>
          <text:p text:style-name="P29">Opción<text:s/><text:span text:style-name="T30">-f</text:span><text:s/>muestra ficheros, marcando con<text:s/><text:span text:style-name="T31">+</text:span><text:s/>los<text:s/><text:span text:style-name="T32">directorios</text:span><text:s/>y<text:s/><text:span text:style-name="T33">-</text:span><text:s/>todo lo que no sea directorio.</text:p>
        </text:list-item>
        <text:list-item>
          <text:p text:style-name="P34">Al final del árbol de subdirectorios informa de cuántos directorios y ficheros regulares ha mostrado</text:p>
        </text:list-item>
        <text:list-item>
          <text:p text:style-name="P35">Deberá comprobar los parámetros.</text:p>
        </text:list-item>
        <text:list-item>
          <text:p text:style-name="P36">Opcionalmente puede hacerse recursivamente en los subdirectorios</text:p>
        </text:list-item>
      </text:list>
      <text:list text:style-name="LFO1" text:continue-numbering="true">
        <text:list-item>
          <text:p text:style-name="P37"><text:span text:style-name="T38">COPIA DE SEGURIDAD<text:s/></text:span>DEL DIRECTORIO HOME DE USUARIO</text:p>
        </text:list-item>
      </text:list>
      <text:p text:style-name="Standard">SINTAXIS DE EJECUCIÓN:<text:s/><text:span text:style-name="T39">copia_seg opción usuario</text:span></text:p>
      <text:list text:style-name="LFO6" text:continue-numbering="true">
        <text:list-item>
          <text:list>
            <text:list-item>
              <text:p text:style-name="P40">Puede que haya usuarios que no tengan directorio personal (hay que verificar)</text:p>
            </text:list-item>
            <text:list-item>
              <text:p text:style-name="P41">El nombre del fichero copia tendrá el formato<text:span text:style-name="T42"><text:s/>/var/copias login_aam</text:span><text:span text:style-name="T43">mdd.extensión</text:span></text:p>
            </text:list-item>
          </text:list>
        </text:list-item>
      </text:list>
      <text:p text:style-name="Standard"><text:s text:c="17"/>(extensión corresponde al método utilizado para realizar la copia</text:p>
      <text:list text:style-name="LFO6" text:continue-numbering="true">
        <text:list-item>
          <text:list>
            <text:list-item>
              <text:p text:style-name="P44">La copia podrá realizarse con rutas absolutas(a) o relativas (r) dependiendo de lo que</text:p>
            </text:list-item>
          </text:list>
        </text:list-item>
      </text:list>
      <text:p text:style-name="Standard">se elija como primer parámetro</text:p>
      <text:list text:style-name="LFO6" text:continue-numbering="true">
        <text:list-item>
          <text:list>
            <text:list-item>
              <text:p text:style-name="P45">Hay que comprobar: número de parámetros,<text:s/>opción no válida, usuario existente,usuario sin directorio personal</text:p>
            </text:list-item>
          </text:list>
        </text:list-item>
      </text:list>
      <text:list text:style-name="LFO1" text:continue-numbering="true">
        <text:list-item>
          <text:p text:style-name="P46"><text:span text:style-name="T47">FICHEROS</text:span></text:p>
        </text:list-item>
      </text:list>
      <text:p text:style-name="P48">SINTAXIS DE EJECUCIÓN:<text:s/><text:span text:style-name="T49">realiza [opción] fichero</text:span></text:p>
      <text:p text:style-name="P50">• Si se ejecuta sin ninguna opción se visualizará el fichero pasado por parámetro.</text:p>
      <text:p text:style-name="P51">• Opciones:</text:p>
      <text:p text:style-name="P52"><text:tab/><text:span text:style-name="T53"><text:s/>-c</text:span>: copiará fichero a un directorio que se pedirá por teclado.</text:p>
      <text:p text:style-name="P54"><text:tab/><text:span text:style-name="T55">-b:</text:span><text:s/>borrará fichero del directorio donde esté ubicado.</text:p>
      <text:p text:style-name="P56"><text:tab/><text:span text:style-name="T57">-m</text:span>: moverá fichero a un directorio que se pedirá por teclado.</text:p>
      <text:p text:style-name="P58"><text:tab/><text:span text:style-name="T59">-p</text:span>: ejecutará fichero de forma programada. Se pedirá el día, mes, hora y minuto</text:p>
      <text:p text:style-name="P60">en el que se deberá<text:s/>ejecutar. La salida la enviará a un fichero situado en el directorio</text:p>
      <text:p text:style-name="P61"><text:span text:style-name="T62">hogar</text:span>, denominado<text:s/><text:span text:style-name="T63">log</text:span>.</text:p>
      <text:p text:style-name="P64">• Cada una de las<text:s/>opciones,<text:s/>así como la visualización del fichero en ausencia de opciones, se realizarán utilizando funciones.</text:p>
      <text:p text:style-name="P65">• Se comprobará la existencia o no<text:s/>de los directorios que se pidan por teclado. Si no</text:p>
      <text:p text:style-name="P66">existen se interrumpirá la función correspondiente.</text:p>
      <text:p text:style-name="P67">• Se comprobará la existencia o no del fichero pasado por parámetro. Si no existe se</text:p>
      <text:p text:style-name="P68">pedirá uno por teclado hasta que este exista.</text:p>
      <text:p text:style-name="P69">• En el directorio<text:s/><text:span text:style-name="T70">ho</text:span><text:span text:style-name="T71">gar</text:span>, tendremos un fichero denominado<text:s/><text:span text:style-name="T72">nejecs</text:span><text:s/>que contendrá el n° de</text:p>
      <text:soft-page-break/>
      <text:p text:style-name="P73">veces que se ha ejecutado realiza.</text:p>
      <text:p text:style-name="P74">SCRIPTS DE REDES</text:p>
      <text:list text:style-name="LFO7" text:continue-numbering="true">
        <text:list-item>
          <text:p text:style-name="P75">COMPROBAR CONECTIVIDAD ENTRE MÁQUINAS</text:p>
        </text:list-item>
      </text:list>
      <text:list text:style-name="LFO8" text:continue-numbering="true">
        <text:list-item>
          <text:p text:style-name="P76">Se parte de un fichero (pasado por parámetro) que contiene lista de equipos y dirección</text:p>
        </text:list-item>
        <text:list-item>
          <text:p text:style-name="P77">ip. Cada línea tiene formato<text:s/><text:span text:style-name="T78">ip:host (elaborarlo previamente)</text:span></text:p>
        </text:list-item>
        <text:list-item>
          <text:p text:style-name="P79">Averiguar qué equipos hacen ping</text:p>
        </text:list-item>
        <text:list-item>
          <text:p text:style-name="P80">Se reciben los parámetros<text:s/><text:span text:style-name="T81">-i<text:s/></text:span><text:span text:style-name="T82">ip o -h host.</text:span></text:p>
        </text:list-item>
        <text:list-item>
          <text:p text:style-name="P83">Si no se indican los parámetros se solicitará en el script el método para hacer ping: por ip o por host.</text:p>
        </text:list-item>
        <text:list-item>
          <text:p text:style-name="P84">Hay que comprobar los parámetros: fichero, opciones, número de parámetros</text:p>
        </text:list-item>
      </text:list>
      <text:p text:style-name="P85"/>
      <text:list text:style-name="LFO7" text:continue-numbering="true">
        <text:list-item>
          <text:p text:style-name="P86">CONFIGURACIÓN ESTÁTICA DE LA RED</text:p>
        </text:list-item>
      </text:list>
      <text:list text:style-name="LFO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7">Se realiza copia del fichero actual de configuración</text:p>
                    </text:list-item>
                    <text:list-item>
                      <text:p text:style-name="P88">Se solicitarán los datos de la red: ip, máscara, puerta de enlace, dns principal y secundario.</text:p>
                    </text:list-item>
                    <text:list-item>
                      <text:p text:style-name="P89">Se comprobarán que<text:s/>los datos introducidos son válidos<text:s/>(por ejemplo,<text:s/>los números de ip…)</text:p>
                    </text:list-item>
                    <text:list-item>
                      <text:p text:style-name="P90">Se editará el fichero del directorio netplan (cuidado con las tabulaciones)</text:p>
                    </text:list-item>
                    <text:list-item>
                      <text:p text:style-name="P91">Se comprobará que todo funciona correctamente.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fo:font-weight="bold" style:font-weight-asian="bold" style:font-weight-complex="bold"/>
    </style:style>
    <style:style style:name="WW_CharLFO7LVL2" style:family="text">
      <style:text-properties fo:font-weight="bold" style:font-weight-asian="bold" style:font-weight-complex="bold"/>
    </style:style>
    <style:style style:name="WW_CharLFO7LVL3" style:family="text">
      <style:text-properties fo:font-weight="bold" style:font-weight-asian="bold" style:font-weight-complex="bold"/>
    </style:style>
    <style:style style:name="WW_CharLFO7LVL4" style:family="text">
      <style:text-properties fo:font-weight="bold" style:font-weight-asian="bold" style:font-weight-complex="bold"/>
    </style:style>
    <style:style style:name="WW_CharLFO7LVL5" style:family="text">
      <style:text-properties fo:font-weight="bold" style:font-weight-asian="bold" style:font-weight-complex="bold"/>
    </style:style>
    <style:style style:name="WW_CharLFO7LVL6" style:family="text">
      <style:text-properties fo:font-weight="bold" style:font-weight-asian="bold" style:font-weight-complex="bold"/>
    </style:style>
    <style:style style:name="WW_CharLFO7LVL7" style:family="text">
      <style:text-properties fo:font-weight="bold" style:font-weight-asian="bold" style:font-weight-complex="bold"/>
    </style:style>
    <style:style style:name="WW_CharLFO7LVL8" style:family="text">
      <style:text-properties fo:font-weight="bold" style:font-weight-asian="bold" style:font-weight-complex="bold"/>
    </style:style>
    <style:style style:name="WW_CharLFO7LVL9" style:family="text">
      <style:text-properties fo:font-weight="bold" style:font-weight-asian="bold" style:font-weight-complex="bold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-0.4215in" text:min-label-width="0.25in" text:list-level-position-and-space-mode="label-alignment">
          <style:list-level-label-alignment text:label-followed-by="listtab" fo:margin-left="-0.171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-0.1715in" text:min-label-width="0.25in" text:list-level-position-and-space-mode="label-alignment">
          <style:list-level-label-alignment text:label-followed-by="listtab" fo:margin-left="0.0784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0784in" text:min-label-width="0.25in" text:list-level-position-and-space-mode="label-alignment">
          <style:list-level-label-alignment text:label-followed-by="listtab" fo:margin-left="1.3284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4-18T12:13:00Z</meta:creation-date>
    <dc:date>2022-05-17T10:18:00Z</dc:date>
    <meta:template xlink:href="Normal.dotm" xlink:type="simple"/>
    <meta:editing-cycles>29</meta:editing-cycles>
    <meta:editing-duration>PT74580S</meta:editing-duration>
    <meta:document-statistic meta:page-count="2" meta:paragraph-count="7" meta:word-count="590" meta:character-count="3831" meta:row-count="27" meta:non-whitespace-character-count="3248"/>
  </office:meta>
</office:document-meta>
</file>